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cm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75cm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position="super 58%" fo:font-size="22pt" style:font-size-asian="22pt" style:font-size-complex="2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22pt" style:font-size-asian="22pt" style:font-size-complex="22pt"/>
    </style:style>
    <style:style style:name="T3" style:family="text">
      <style:text-properties style:text-position="0% 100%" fo:font-size="22pt" style:font-size-asian="22pt" style:font-size-complex="22pt"/>
    </style:style>
    <style:style style:name="T4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cm" svg:y1="5.5cm" svg:x2="14.5cm" svg:y2="5.5cm">
          <text:p/>
        </draw:line>
        <draw:line draw:style-name="gr1" draw:text-style-name="P1" draw:layer="layout" svg:x1="6.5cm" svg:y1="7.7cm" svg:x2="14.5cm" svg:y2="7.7cm">
          <text:p/>
        </draw:line>
        <draw:line draw:style-name="gr1" draw:text-style-name="P1" draw:layer="layout" svg:x1="6.5cm" svg:y1="8.4cm" svg:x2="14.5cm" svg:y2="8.4cm">
          <text:p/>
        </draw:line>
        <draw:line draw:style-name="gr1" draw:text-style-name="P1" draw:layer="layout" svg:x1="6.5cm" svg:y1="9.8cm" svg:x2="14.5cm" svg:y2="9.8cm">
          <text:p/>
        </draw:line>
        <draw:line draw:style-name="gr1" draw:text-style-name="P1" draw:layer="layout" svg:x1="6.5cm" svg:y1="12cm" svg:x2="14.5cm" svg:y2="12cm">
          <text:p/>
        </draw:line>
        <draw:line draw:style-name="gr2" draw:text-style-name="P1" draw:layer="layout" svg:x1="14cm" svg:y1="12cm" svg:x2="14cm" svg:y2="3.5cm">
          <text:p/>
        </draw:line>
        <draw:line draw:style-name="gr1" draw:text-style-name="P1" draw:layer="layout" svg:x1="2cm" svg:y1="3cm" svg:x2="5.5cm" svg:y2="3cm">
          <text:p/>
        </draw:line>
        <draw:frame draw:style-name="gr3" draw:layer="layout" svg:width="5.5cm" svg:height="3.25cm" svg:x="1.9cm" svg:y="1.95cm">
          <draw:text-box>
            <text:p>0<text:span text:style-name="T1">+</text:span><text:span text:style-name="T1"><text:tab/></text:span><text:span text:style-name="T2">212</text:span><text:span text:style-name="T3">Po</text:span></text:p>
            <text:p><text:span text:style-name="T4">T=298 ns</text:span></text:p>
            <text:p><text:span text:style-name="T3"/></text:p>
          </draw:text-box>
        </draw:frame>
        <draw:frame draw:style-name="gr4" draw:layer="layout" svg:width="3.5cm" svg:height="1.75cm" svg:x="13cm" svg:y="2.5cm">
          <draw:text-box>
            <text:p>E(MeV)</text:p>
          </draw:text-box>
        </draw:frame>
        <draw:custom-shape draw:style-name="gr5" draw:text-style-name="P1" draw:layer="layout" svg:width="2cm" svg:height="8cm" svg:x="6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cm" svg:y1="12cm" svg:x2="8cm" svg:y2="12cm">
          <text:p/>
        </draw:line>
        <draw:line draw:style-name="gr6" draw:text-style-name="P1" draw:layer="layout" svg:x1="5.5cm" svg:y1="3cm" svg:x2="6.5cm" svg:y2="12cm">
          <text:p/>
        </draw:line>
        <draw:custom-shape draw:style-name="gr5" draw:text-style-name="P1" draw:layer="layout" svg:width="1.5cm" svg:height="8cm" svg:x="12cm" svg:y="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6cm" svg:height="8.192cm" svg:x="12cm" svg:y="5cm">
          <draw:text-box>
            <text:p>5<text:span text:style-name="T1">-</text:span><text:tab/><text:tab/>3,7</text:p>
            <text:p/>
            <text:p/>
            <text:p>4<text:span text:style-name="T1">-</text:span><text:tab/><text:tab/>3,4</text:p>
            <text:p>5<text:span text:style-name="T1">-</text:span><text:tab/><text:tab/>3,2</text:p>
            <text:p/>
            <text:p>3<text:span text:style-name="T1">-</text:span><text:tab/><text:tab/>2,6</text:p>
            <text:p/>
            <text:p/>
            <text:p>0<text:span text:style-name="T1">+</text:span><text:tab/><text:tab/>0<text:tab/><text:tab/><text:tab/><text:tab/><text:tab/><text:tab/></text:p>
          </draw:text-box>
        </draw:frame>
        <draw:frame draw:style-name="gr8" draw:text-style-name="P2" draw:layer="layout" svg:width="9cm" svg:height="2.75cm" svg:x="9cm" svg:y="12.5cm">
          <draw:text-box>
            <text:p text:style-name="P2"><text:span text:style-name="T2">208</text:span><text:span text:style-name="T3">Pb</text:span></text:p>
          </draw:text-box>
        </draw:frame>
        <draw:frame draw:style-name="gr9" draw:layer="layout" svg:width="2.119cm" svg:height="0.962cm" svg:x="6.381cm" svg:y="11cm">
          <draw:text-box>
            <text:p>100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na </meta:initial-creator>
    <meta:creation-date>2011-11-20T14:36:17</meta:creation-date>
    <dc:date>2011-11-20T14:47:47</dc:date>
    <dc:creator>Mona </dc:creator>
    <meta:editing-duration>PT00H11M31S</meta:editing-duration>
    <meta:editing-cycles>1</meta:editing-cycles>
    <meta:document-statistic meta:object-count="16"/>
    <meta:generator>OpenOffice.org/3.2$Unix OpenOffice.org_project/320m12$Build-9483</meta:generator>
  </office:meta>
</office:document-meta>
</file>